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min-height="0cm"/>
    </style:style>
    <style:style style:name="gr2" style:family="graphic" style:parent-style-name="standard">
      <style:graphic-properties fo:min-height="0cm" fo:min-width="0cm"/>
    </style:style>
    <style:style style:name="gr3" style:family="graphic" style:parent-style-name="standard">
      <style:graphic-properties draw:fill-color="#ccff99" fo:min-height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ccff99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077cm" fo:min-width="0cm"/>
    </style:style>
    <style:style style:name="gr8" style:family="graphic" style:parent-style-name="standard">
      <style:graphic-properties draw:fill-color="#dd4814" fo:min-height="0cm"/>
    </style:style>
    <style:style style:name="gr9" style:family="graphic" style:parent-style-name="standard">
      <style:graphic-properties draw:fill-color="#dd4814" fo:min-height="0cm" fo:min-width="0cm"/>
    </style:style>
    <style:style style:name="P1" style:family="paragraph">
      <style:paragraph-properties fo:text-align="center"/>
      <style:text-properties fo:font-size="13pt"/>
    </style:style>
    <style:style style:name="P2" style:family="paragraph">
      <loext:graphic-properties draw:fill-color="#ccff99"/>
      <style:paragraph-properties fo:text-align="center"/>
      <style:text-properties fo:font-size="13pt"/>
    </style:style>
    <style:style style:name="P3" style:family="paragraph">
      <loext:graphic-properties draw:fill="none"/>
      <style:paragraph-properties fo:text-align="center"/>
      <style:text-properties fo:font-size="13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d4814"/>
      <style:paragraph-properties fo:text-align="center"/>
      <style:text-properties fo:font-size="13pt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467cm" svg:height="1.292cm" svg:x="5.096cm" svg:y="3.602cm">
          <text:p text:style-name="P1">Create 1<text:span text:style-name="T1">st</text:span></text:p>
          <text:p text:style-name="P1">positr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102cm" svg:height="1.275cm" svg:x="5.278cm" svg:y="5.75cm">
          <text:p text:style-name="P1">Particle<text:line-break/>tracking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4.101cm" svg:height="2.549cm" svg:x="4.276cm" svg:y="11.32cm">
          <text:p text:style-name="P1">Inside<text:line-break/>mat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3" draw:layer="layout" draw:type="line" svg:x1="6.329cm" svg:y1="2.868cm" svg:x2="6.329cm" svg:y2="3.602cm" draw:start-shape="id1" draw:start-glue-point="8" draw:end-shape="id2" draw:end-glue-point="0" svg:d="M6329 2868v734" svg:viewBox="0 0 1 735">
          <text:p/>
        </draw:connector>
        <draw:connector draw:style-name="gr4" draw:text-style-name="P3" draw:layer="layout" draw:type="line" svg:x1="6.329cm" svg:y1="4.894cm" svg:x2="6.329cm" svg:y2="5.75cm" draw:start-shape="id2" draw:start-glue-point="2" draw:end-shape="id3" draw:end-glue-point="0" svg:d="M6329 4894v856" svg:viewBox="0 0 1 857">
          <text:p/>
        </draw:connector>
        <draw:custom-shape draw:style-name="gr2" draw:text-style-name="P1" xml:id="id8" draw:id="id8" draw:layer="layout" svg:width="2.102cm" svg:height="1.275cm" svg:x="10.166cm" svg:y="17.505cm">
          <text:p text:style-name="P1">Photon<text:line-break/>tracking</text:p>
          <draw:enhanced-geometry svg:viewBox="0 0 21600 21600" draw:type="rectangle" draw:enhanced-path="M 0 0 L 21600 0 21600 21600 0 21600 0 0 Z N"/>
        </draw:custom-shape>
        <draw:custom-shape draw:style-name="gr5" draw:text-style-name="P2" xml:id="id5" draw:id="id5" draw:layer="layout" svg:width="5.017cm" svg:height="2.549cm" svg:x="3.818cm" svg:y="14.66cm">
          <text:p text:style-name="P1">Photon<text:line-break/>release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6.327cm" svg:y1="13.869cm" svg:x2="6.327cm" svg:y2="14.66cm" draw:start-shape="id4" draw:start-glue-point="6" draw:end-shape="id5" draw:end-glue-point="4" svg:d="M6327 13869v791" svg:viewBox="0 0 1 792">
          <text:p/>
        </draw:connector>
        <draw:frame draw:style-name="gr6" draw:text-style-name="P5" draw:layer="layout" svg:width="1.651cm" svg:height="0.962cm" svg:x="6.46cm" svg:y="13.744cm">
          <draw:text-box>
            <text:p>Yes</text:p>
          </draw:text-box>
        </draw:frame>
        <draw:frame draw:style-name="gr7" draw:text-style-name="P5" draw:layer="layout" svg:width="1.651cm" svg:height="0.962cm" svg:x="8.03cm" svg:y="14.896cm">
          <draw:text-box>
            <text:p>Yes</text:p>
          </draw:text-box>
        </draw:frame>
        <draw:connector draw:style-name="gr4" draw:text-style-name="P4" draw:layer="layout" draw:type="line" svg:x1="8.835cm" svg:y1="15.935cm" svg:x2="9.836cm" svg:y2="15.934cm" draw:start-shape="id5" draw:start-glue-point="7" draw:end-shape="id6" draw:end-glue-point="3" svg:d="M8835 15935l1001-1" svg:viewBox="0 0 1002 2">
          <text:p/>
        </draw:connector>
        <draw:connector draw:style-name="gr4" draw:text-style-name="P4" draw:layer="layout" draw:line-skew="-0.769cm" svg:x1="3.818cm" svg:y1="15.935cm" svg:x2="5.278cm" svg:y2="6.387cm" draw:start-shape="id5" draw:start-glue-point="5" draw:end-shape="id3" draw:end-glue-point="3" svg:d="M3818 15935h-1271v-9548h2731" svg:viewBox="0 0 2732 9549">
          <text:p/>
        </draw:connector>
        <draw:frame draw:style-name="gr6" draw:text-style-name="P5" draw:layer="layout" svg:width="1.397cm" svg:height="0.962cm" svg:x="2.677cm" svg:y="14.896cm">
          <draw:text-box>
            <text:p>No</text:p>
          </draw:text-box>
        </draw:frame>
        <draw:custom-shape draw:style-name="gr5" draw:text-style-name="P2" xml:id="id10" draw:id="id10" draw:layer="layout" svg:width="4.101cm" svg:height="2.549cm" svg:x="5.167cm" svg:y="23.511cm">
          <text:p text:style-name="P1">Inside<text:line-break/>matte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xml:id="id7" draw:id="id7" draw:layer="layout" svg:width="5.728cm" svg:height="2.549cm" svg:x="3.465cm" svg:y="7.868cm">
          <text:p text:style-name="P1">Calorimeter<text:line-break/>contac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6.329cm" svg:y1="7.025cm" svg:x2="6.329cm" svg:y2="7.868cm" draw:start-shape="id3" draw:start-glue-point="2" draw:end-shape="id7" draw:end-glue-point="4" svg:d="M6329 7025v843" svg:viewBox="0 0 1 844">
          <text:p/>
        </draw:connector>
        <draw:connector draw:style-name="gr4" draw:text-style-name="P4" draw:layer="layout" draw:type="line" svg:x1="6.329cm" svg:y1="10.417cm" svg:x2="6.327cm" svg:y2="11.32cm" draw:start-shape="id7" draw:start-glue-point="6" draw:end-shape="id4" draw:end-glue-point="4" svg:d="M6329 10417l-2 903" svg:viewBox="0 0 3 904">
          <text:p/>
        </draw:connector>
        <draw:frame draw:style-name="gr6" draw:text-style-name="P5" draw:layer="layout" svg:width="1.397cm" svg:height="0.962cm" svg:x="6.366cm" svg:y="10.352cm">
          <draw:text-box>
            <text:p>No</text:p>
          </draw:text-box>
        </draw:frame>
        <draw:frame draw:style-name="gr7" draw:text-style-name="P5" draw:layer="layout" svg:width="1.651cm" svg:height="0.962cm" svg:x="8.498cm" svg:y="8.112cm">
          <draw:text-box>
            <text:p>Yes</text:p>
          </draw:text-box>
        </draw:frame>
        <draw:connector draw:style-name="gr4" draw:text-style-name="P4" draw:layer="layout" draw:line-skew="-1.218cm" svg:x1="4.276cm" svg:y1="12.595cm" svg:x2="5.278cm" svg:y2="6.387cm" draw:start-shape="id4" draw:start-glue-point="5" draw:end-shape="id3" draw:end-glue-point="3" svg:d="M4276 12595h-1720v-6208h2722" svg:viewBox="0 0 2723 6209">
          <text:p/>
        </draw:connector>
        <draw:frame draw:style-name="gr6" draw:text-style-name="P5" draw:layer="layout" svg:width="1.397cm" svg:height="0.962cm" svg:x="3.156cm" svg:y="11.668cm">
          <draw:text-box>
            <text:p>No</text:p>
          </draw:text-box>
        </draw:frame>
        <draw:custom-shape draw:style-name="gr2" draw:text-style-name="P1" xml:id="id6" draw:id="id6" draw:layer="layout" svg:width="2.763cm" svg:height="1.275cm" svg:x="9.836cm" svg:y="15.297cm">
          <text:p text:style-name="P1">Get photon<text:line-break/>data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217cm" svg:y1="16.572cm" svg:x2="11.217cm" svg:y2="17.505cm" draw:start-shape="id6" draw:start-glue-point="2" draw:end-shape="id8" draw:end-glue-point="0" svg:d="M11217 16572v933" svg:viewBox="0 0 1 934">
          <text:p/>
        </draw:connector>
        <draw:custom-shape draw:style-name="gr5" draw:text-style-name="P2" xml:id="id9" draw:id="id9" draw:layer="layout" svg:width="5.728cm" svg:height="2.549cm" svg:x="4.353cm" svg:y="20.079cm">
          <text:p text:style-name="P1">Calorimeter<text:line-break/>contac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7.217cm" svg:y1="22.628cm" svg:x2="7.218cm" svg:y2="23.511cm" draw:start-shape="id9" draw:start-glue-point="6" draw:end-shape="id10" draw:end-glue-point="4" svg:d="M7217 22628l1 883" svg:viewBox="0 0 2 884">
          <text:p/>
        </draw:connector>
        <draw:frame draw:style-name="gr7" draw:text-style-name="P5" draw:layer="layout" svg:width="1.651cm" svg:height="0.962cm" svg:x="8.499cm" svg:y="8.113cm">
          <draw:text-box>
            <text:p>Yes</text:p>
          </draw:text-box>
        </draw:frame>
        <draw:custom-shape draw:style-name="gr5" draw:text-style-name="P2" xml:id="id11" draw:id="id11" draw:layer="layout" svg:width="5.778cm" svg:height="2.549cm" svg:x="10.462cm" svg:y="23.511cm">
          <text:p text:style-name="P1">Pair<text:line-break/>production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line-skew="-1.061cm" svg:x1="5.167cm" svg:y1="24.786cm" svg:x2="10.166cm" svg:y2="18.142cm" draw:start-shape="id10" draw:start-glue-point="5" draw:end-shape="id8" svg:d="M5167 24786h-1563v-6644h6562" svg:viewBox="0 0 6563 6645">
          <text:p/>
        </draw:connector>
        <draw:frame draw:style-name="gr6" draw:text-style-name="P5" draw:layer="layout" svg:width="1.397cm" svg:height="0.962cm" svg:x="4.112cm" svg:y="23.779cm">
          <draw:text-box>
            <text:p>No</text:p>
          </draw:text-box>
        </draw:frame>
        <draw:frame draw:style-name="gr7" draw:text-style-name="P5" draw:layer="layout" svg:width="1.651cm" svg:height="0.962cm" svg:x="8.938cm" svg:y="23.806cm">
          <draw:text-box>
            <text:p>Yes</text:p>
          </draw:text-box>
        </draw:frame>
        <draw:connector draw:style-name="gr4" draw:text-style-name="P4" draw:layer="layout" draw:type="line" svg:x1="9.268cm" svg:y1="24.786cm" svg:x2="10.462cm" svg:y2="24.786cm" draw:start-shape="id10" draw:start-glue-point="7" draw:end-shape="id11" draw:end-glue-point="5" svg:d="M9268 24786h1194" svg:viewBox="0 0 1195 1">
          <text:p/>
        </draw:connector>
        <draw:connector draw:style-name="gr4" draw:text-style-name="P4" draw:layer="layout" draw:line-skew="-0.141cm" svg:x1="11.217cm" svg:y1="18.78cm" svg:x2="7.217cm" svg:y2="20.079cm" draw:start-shape="id8" draw:start-glue-point="2" draw:end-shape="id9" draw:end-glue-point="4" svg:d="M11217 18780v508h-4000v791" svg:viewBox="0 0 4001 1300">
          <text:p/>
        </draw:connector>
        <draw:connector draw:style-name="gr4" draw:text-style-name="P4" draw:layer="layout" draw:line-skew="0.641cm" svg:x1="16.24cm" svg:y1="24.786cm" svg:x2="12.268cm" svg:y2="18.142cm" draw:start-shape="id11" draw:start-glue-point="7" draw:end-shape="id8" draw:end-glue-point="1" svg:d="M16240 24786h1143v-6644h-5115" svg:viewBox="0 0 5116 6645">
          <text:p/>
        </draw:connector>
        <draw:connector draw:style-name="gr4" draw:text-style-name="P4" draw:layer="layout" draw:line-skew="0.22cm" svg:x1="13.351cm" svg:y1="26.06cm" svg:x2="18.257cm" svg:y2="16.572cm" draw:start-shape="id11" draw:start-glue-point="6" draw:end-shape="id12" draw:end-glue-point="2" svg:d="M13351 26060v721h4906v-10209" svg:viewBox="0 0 4907 10210">
          <text:p/>
        </draw:connector>
        <draw:frame draw:style-name="gr7" draw:text-style-name="P5" draw:layer="layout" svg:width="1.651cm" svg:height="0.962cm" svg:x="13.419cm" svg:y="25.892cm">
          <draw:text-box>
            <text:p>Yes</text:p>
          </draw:text-box>
        </draw:frame>
        <draw:frame draw:style-name="gr6" draw:text-style-name="P5" draw:layer="layout" svg:width="1.397cm" svg:height="0.962cm" svg:x="15.886cm" svg:y="23.787cm">
          <draw:text-box>
            <text:p>No</text:p>
          </draw:text-box>
        </draw:frame>
        <draw:custom-shape draw:style-name="gr2" draw:text-style-name="P1" xml:id="id12" draw:id="id12" draw:layer="layout" svg:width="2.839cm" svg:height="1.275cm" svg:x="16.838cm" svg:y="15.297cm">
          <text:p text:style-name="P1">Create new<text:line-break/>particle IDs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8.257cm" svg:y1="15.297cm" svg:x2="7.38cm" svg:y2="6.387cm" draw:start-shape="id12" draw:start-glue-point="0" draw:end-shape="id3" draw:end-glue-point="1" svg:d="M18257 15297v-8910h-10877" svg:viewBox="0 0 10878 8911">
          <text:p/>
        </draw:connector>
        <draw:frame draw:style-name="gr7" draw:text-style-name="P5" draw:layer="layout" svg:width="1.651cm" svg:height="0.962cm" svg:x="9.609cm" svg:y="20.304cm">
          <draw:text-box>
            <text:p>Yes</text:p>
          </draw:text-box>
        </draw:frame>
        <draw:frame draw:style-name="gr6" draw:text-style-name="P5" draw:layer="layout" svg:width="1.397cm" svg:height="0.962cm" svg:x="7.223cm" svg:y="22.463cm">
          <draw:text-box>
            <text:p>No</text:p>
          </draw:text-box>
        </draw:frame>
        <draw:custom-shape draw:style-name="gr2" draw:text-style-name="P1" xml:id="id13" draw:id="id13" draw:layer="layout" svg:width="2.991cm" svg:height="1.275cm" svg:x="14.843cm" svg:y="3.535cm">
          <text:p text:style-name="P1">Recall<text:line-break/>particle data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6.338cm" svg:y1="3.535cm" svg:x2="7.38cm" svg:y2="6.387cm" draw:start-shape="id13" draw:start-glue-point="0" draw:end-shape="id3" draw:end-glue-point="1" svg:d="M16338 3535v-502h-5227v3354h-3731" svg:viewBox="0 0 8959 3355">
          <text:p/>
        </draw:connector>
        <draw:custom-shape draw:style-name="gr8" draw:text-style-name="P6" xml:id="id1" draw:id="id1" draw:layer="layout" svg:width="5.594cm" svg:height="1.803cm" svg:x="3.532cm" svg:y="1.065cm">
          <text:p text:style-name="P1">Initialize possible<text:line-break/>muon variab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6" draw:id="id16" draw:layer="layout" svg:width="4.589cm" svg:height="1.803cm" svg:x="10.503cm" svg:y="11.693cm">
          <text:p text:style-name="P1">Stop tracking<text:line-break/>&amp; record 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xml:id="id14" draw:id="id14" draw:layer="layout" svg:width="3.245cm" svg:height="1.275cm" svg:x="11.195cm" svg:y="20.716cm">
          <text:p text:style-name="P1">Stop tracking<text:line-break/>&amp; record data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0.081cm" svg:y1="21.354cm" svg:x2="11.195cm" svg:y2="21.353cm" draw:start-shape="id9" draw:start-glue-point="7" draw:end-shape="id14" draw:end-glue-point="3" svg:d="M10081 21354l1114-1" svg:viewBox="0 0 1115 2">
          <text:p/>
        </draw:connector>
        <draw:connector draw:style-name="gr4" draw:text-style-name="P4" draw:layer="layout" svg:x1="14.44cm" svg:y1="21.353cm" svg:x2="16.338cm" svg:y2="4.81cm" draw:start-shape="id14" draw:start-glue-point="1" draw:end-shape="id13" draw:end-glue-point="2" svg:d="M14440 21353h1898v-16543" svg:viewBox="0 0 1899 16544">
          <text:p/>
        </draw:connector>
        <draw:custom-shape draw:style-name="gr5" draw:text-style-name="P2" xml:id="id15" draw:id="id15" draw:layer="layout" svg:width="5.574cm" svg:height="2.549cm" svg:x="10.01cm" svg:y="7.868cm">
          <text:p text:style-name="P1">Other open<text:line-break/>particles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4" draw:layer="layout" draw:type="line" svg:x1="9.193cm" svg:y1="9.143cm" svg:x2="10.01cm" svg:y2="9.142cm" draw:start-shape="id7" draw:start-glue-point="7" draw:end-shape="id15" svg:d="M9193 9143l817-1" svg:viewBox="0 0 818 2">
          <text:p/>
        </draw:connector>
        <draw:connector draw:style-name="gr4" draw:text-style-name="P4" draw:layer="layout" draw:type="line" svg:x1="12.797cm" svg:y1="10.417cm" svg:x2="12.798cm" svg:y2="11.693cm" draw:start-shape="id15" draw:start-glue-point="6" draw:end-shape="id16" draw:end-glue-point="4" svg:d="M12797 10417l1 1276" svg:viewBox="0 0 2 1277">
          <text:p/>
        </draw:connector>
        <draw:connector draw:style-name="gr4" draw:text-style-name="P4" draw:layer="layout" svg:x1="12.797cm" svg:y1="7.868cm" svg:x2="14.843cm" svg:y2="4.172cm" draw:start-shape="id15" draw:start-glue-point="4" draw:end-shape="id13" draw:end-glue-point="3" svg:d="M12797 7868v-3696h2046" svg:viewBox="0 0 2047 3697">
          <text:p/>
        </draw:connector>
        <draw:frame draw:style-name="gr7" draw:text-style-name="P5" draw:layer="layout" svg:width="1.651cm" svg:height="0.962cm" svg:x="12.811cm" svg:y="7.069cm">
          <draw:text-box>
            <text:p>Yes</text:p>
          </draw:text-box>
        </draw:frame>
        <draw:frame draw:style-name="gr6" draw:text-style-name="P5" draw:layer="layout" svg:width="1.397cm" svg:height="0.962cm" svg:x="12.811cm" svg:y="10.371cm">
          <draw:text-box>
            <text:p>No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6T09:06:27.018035643</meta:creation-date>
    <meta:generator>LibreOffice/5.1.4.2$Linux_X86_64 LibreOffice_project/10m0$Build-2</meta:generator>
    <dc:date>2016-10-26T11:17:22.153172766</dc:date>
    <meta:editing-duration>PT1H56M29S</meta:editing-duration>
    <meta:editing-cycles>46</meta:editing-cycles>
    <meta:document-statistic meta:object-count="53"/>
  </office:meta>
</office:document-meta>
</file>